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officeooo:rsid="001237eb" officeooo:paragraph-rsid="001237eb"/>
    </style:style>
    <style:style style:name="P4" style:family="paragraph" style:parent-style-name="Standard">
      <style:paragraph-properties fo:margin-top="0cm" fo:margin-bottom="0.353cm" style:contextual-spacing="false" fo:text-align="end" style:justify-single-word="false"/>
      <style:text-properties officeooo:paragraph-rsid="001237eb"/>
    </style:style>
    <style:style style:name="P5" style:family="paragraph" style:parent-style-name="Standard">
      <style:paragraph-properties fo:margin-top="0cm" fo:margin-bottom="0.252cm" style:contextual-spacing="false" fo:line-height="100%" fo:text-align="end" style:justify-single-word="false"/>
      <style:text-properties officeooo:paragraph-rsid="000f9cc6"/>
    </style:style>
    <style:style style:name="P6" style:family="paragraph" style:parent-style-name="Standard">
      <style:paragraph-properties fo:margin-top="0cm" fo:margin-bottom="0.252cm" style:contextual-spacing="false" fo:line-height="100%" fo:text-align="end" style:justify-single-word="false"/>
      <style:text-properties officeooo:paragraph-rsid="001237eb"/>
    </style:style>
    <style:style style:name="P7" style:family="paragraph" style:parent-style-name="Standard">
      <style:paragraph-properties fo:margin-top="0cm" fo:margin-bottom="0.252cm" style:contextual-spacing="false" fo:line-height="100%"/>
    </style:style>
    <style:style style:name="P8" style:family="paragraph" style:parent-style-name="Standard" style:master-page-name="MP0">
      <style:paragraph-properties fo:margin-top="0cm" fo:margin-bottom="0.252cm" style:contextual-spacing="false" fo:line-height="100%" style:page-number="auto" fo:break-before="page"/>
    </style:style>
    <style:style style:name="P9" style:family="paragraph" style:parent-style-name="Standard">
      <style:paragraph-properties fo:margin-top="0cm" fo:margin-bottom="0.252cm" style:contextual-spacing="false" fo:line-height="100%" fo:text-align="end" style:justify-single-word="false"/>
      <style:text-properties officeooo:paragraph-rsid="00147049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officeooo:rsid="000f9cc6"/>
    </style:style>
    <style:style style:name="T4" style:family="text">
      <style:text-properties style:font-name="Calibri" officeooo:rsid="001237eb"/>
    </style:style>
    <style:style style:name="T5" style:family="text">
      <style:text-properties style:font-name="Calibri" officeooo:rsid="001293c8"/>
    </style:style>
    <style:style style:name="T6" style:family="text">
      <style:text-properties style:font-name="Calibri" officeooo:rsid="00147049"/>
    </style:style>
    <style:style style:name="T7" style:family="text">
      <style:text-properties officeooo:rsid="000f9cc6"/>
    </style:style>
    <style:style style:name="T8" style:family="text">
      <style:text-properties officeooo:rsid="00100002"/>
    </style:style>
    <style:style style:name="T9" style:family="text">
      <style:text-properties officeooo:rsid="00129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Police_20_par_20_défaut"><text:span text:style-name="T1">Théo Richard</text:span></text:span></text:p>
      <text:p text:style-name="P7"><text:span text:style-name="Police_20_par_20_défaut"><text:span text:style-name="T1">3 rue Louis Braille</text:span></text:span></text:p>
      <text:p text:style-name="P7"><text:span text:style-name="Police_20_par_20_défaut"><text:span text:style-name="T1">31520 RAMONVILLE-SAINT-AGNE</text:span></text:span></text:p>
      <text:p text:style-name="P7"><text:span text:style-name="Police_20_par_20_défaut"><text:span text:style-name="T1">07 88 11 88 04</text:span></text:span></text:p>
      <text:p text:style-name="P7"><text:a xlink:type="simple" xlink:href="mailto:theo.richard31520@gmail.com" office:target-frame-name="_top" xlink:show="replace" text:style-name="Internet_20_link" text:visited-style-name="Visited_20_Internet_20_Link"><text:span text:style-name="Police_20_par_20_défaut"><text:span text:style-name="T1">theo.richard31520@gmail.com</text:span></text:span></text:a></text:p>
      <text:p text:style-name="P5"><text:span text:style-name="Police_20_par_20_défaut"><text:span text:style-name="T4">Université </text:span></text:span><text:span text:style-name="Police_20_par_20_défaut"><text:span text:style-name="T6">Toulouse Paul Sabatier</text:span></text:span></text:p>
      <text:p text:style-name="P6"><text:span text:style-name="Police_20_par_20_défaut"><text:span text:style-name="T4">Direction du système d’information</text:span></text:span></text:p>
      <text:p text:style-name="P6"><text:span text:style-name="Police_20_par_20_défaut"><text:span text:style-name="T4">À l’attention de M</text:span></text:span><text:span text:style-name="Police_20_par_20_défaut"><text:span text:style-name="T6">me BASTIER</text:span></text:span></text:p>
      <text:p text:style-name="P9"><text:span text:style-name="Police_20_par_20_défaut"><text:span text:style-name="T6">118 Rte de Narbonne</text:span></text:span></text:p>
      <text:p text:style-name="P6"><text:span text:style-name="Police_20_par_20_défaut"><text:span text:style-name="T4"><text:tab/></text:span></text:span><text:span text:style-name="Police_20_par_20_défaut"><text:span text:style-name="T5">310</text:span></text:span><text:span text:style-name="Police_20_par_20_défaut"><text:span text:style-name="T6">62</text:span></text:span><text:span text:style-name="Police_20_par_20_défaut"><text:span text:style-name="T5"> Toulouse</text:span></text:span></text:p>
      <text:p text:style-name="P4"><text:span text:style-name="Police_20_par_20_défaut"><text:span text:style-name="T4"><text:s/></text:span></text:span></text:p>
      <text:p text:style-name="P1"><text:span text:style-name="Police_20_par_20_défaut"><text:span text:style-name="T1"><text:s text:c="92"/><text:tab/>Ramonville, le </text:span></text:span><text:span text:style-name="Police_20_par_20_défaut"><text:span text:style-name="T4">12</text:span></text:span><text:span text:style-name="Police_20_par_20_défaut"><text:span text:style-name="T3"> février</text:span></text:span><text:span text:style-name="Police_20_par_20_défaut"><text:span text:style-name="T1"> 202</text:span></text:span><text:span text:style-name="Police_20_par_20_défaut"><text:span text:style-name="T3">4</text:span></text:span></text:p>
      <text:p text:style-name="P1"><text:span text:style-name="Police_20_par_20_défaut"><text:span text:style-name="T2">Objet : </text:span></text:span><text:span text:style-name="Police_20_par_20_défaut"><text:span text:style-name="T1">Candidature pour un stage en tant que Développeur web &amp; Web mobile</text:span></text:span></text:p>
      <text:p text:style-name="P1"><text:span text:style-name="Police_20_par_20_défaut"><text:span text:style-name="T1">M</text:span></text:span><text:span text:style-name="Police_20_par_20_défaut"><text:span text:style-name="T6">adame la Directrice</text:span></text:span><text:span text:style-name="Police_20_par_20_défaut"><text:span text:style-name="T5">, </text:span></text:span></text:p>
      <text:p text:style-name="P1"><text:span text:style-name="Police_20_par_20_défaut"><text:span text:style-name="T1">Actuellement en formation professionnalisante Développeur web &amp; Web mobile au pôle numérique de l’ADRAR, je souhaite préparer un stage pour effectuer ma première expérience en entreprise.</text:span></text:span></text:p>
      <text:p text:style-name="P2">En effet, j’ai toujours eu un intérêt pour le monde du numérique et plus particulièrement lorsque j’ai découvert le métier de développeur. Effectuer cette formation à l’ADRAR a confirmé mon envie de suivre cette voie, ainsi que de réaliser un stage pour faire un premier pas vers une première expérience professionnelle dans ce domaine <text:span text:style-name="T8">avant d’effectuer par la suite une alternance en bac+3 /4</text:span>.</text:p>
      <text:p text:style-name="P3">Je serai ravi de développer de nouvelles compétences et de découvrir vos missions au sein de votre <text:span text:style-name="T9">direction </text:span>et auprès de la communauté universitaire.</text:p>
      <text:p text:style-name="P2">Habitué au travail en groupe et organisé, je suis prêt à apprendre et je sais m'adapter rapidement.</text:p>
      <text:p text:style-name="P2">Soucieux de développer mes connaissances sur le monde du numérique <text:span text:style-name="T7">et surtout, au sein de votre entreprise</text:span>, j’espère que ma candidature saura vous intéresser et me tiens donc à votre disposition pour vous rencontrer ainsi que discuter plus en détail de mes motivations.</text:p>
      <text:p text:style-name="P2">Je vous remercie de l'attention que vous porterez à ma demande et reste disponible pour toute information complémentaire.</text:p>
      <text:p text:style-name="P2">Cordialement,</text:p>
      <text:p text:style-name="P1"><text:span text:style-name="Police_20_par_20_défaut"><text:span text:style-name="T1"><text:s text:c="122"/>M. RICHARD Théo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meta:creation-date>2023-12-04T18:14:00Z</meta:creation-date>
    <dc:date>2024-02-12T19:36:15.454000000</dc:date>
    <meta:editing-cycles>12</meta:editing-cycles>
    <meta:editing-duration>PT4H2M49S</meta:editing-duration>
    <meta:document-statistic meta:table-count="0" meta:image-count="0" meta:object-count="0" meta:page-count="1" meta:paragraph-count="22" meta:word-count="251" meta:character-count="1818" meta:non-whitespace-character-count="1370"/>
    <meta:template xlink:type="simple" xlink:actuate="onRequest" xlink:title="" xlink:href="../../LettreMotivation.odt/Normal.dotm"/>
  </office:meta>
</office:document-meta>
</file>